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aba_fiyat</text:p>
          </table:table-cell>
          <table:table-cell office:value-type="string" calcext:value-type="string">
            <text:p>araba_max_hiz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5" calcext:value-type="float">
            <text:p>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5:57:32.383654305</meta:creation-date>
    <dc:date>2019-01-18T16:00:47.192788127</dc:date>
    <meta:editing-duration>PT3M15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